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2.0625in" fo:margin-left="2.8479in" table:align="left"/>
    </style:style>
    <style:style style:name="Table1.A" style:family="table-column">
      <style:table-column-properties style:column-width="0.375in"/>
    </style:style>
    <style:style style:name="Table1.B" style:family="table-column">
      <style:table-column-properties style:column-width="1.0625in"/>
    </style:style>
    <style:style style:name="Table1.C" style:family="table-column">
      <style:table-column-properties style:column-width="0.62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c06c1" officeooo:paragraph-rsid="001c06c1"/>
    </style:style>
    <style:style style:name="P2" style:family="paragraph" style:parent-style-name="Standard">
      <style:text-properties officeooo:rsid="00214ba2" officeooo:paragraph-rsid="002a7be2"/>
    </style:style>
    <style:style style:name="P3" style:family="paragraph" style:parent-style-name="Text_20_body">
      <style:text-properties officeooo:rsid="00214ba2" officeooo:paragraph-rsid="00214ba2"/>
    </style:style>
    <style:style style:name="P4" style:family="paragraph" style:parent-style-name="Text_20_body">
      <style:text-properties officeooo:rsid="0022d07d" officeooo:paragraph-rsid="0022d07d"/>
    </style:style>
    <style:style style:name="P5" style:family="paragraph" style:parent-style-name="Text_20_body">
      <style:text-properties officeooo:rsid="00236eaa" officeooo:paragraph-rsid="00236eaa"/>
    </style:style>
    <style:style style:name="P6" style:family="paragraph" style:parent-style-name="Text_20_body">
      <style:text-properties officeooo:rsid="00285e01" officeooo:paragraph-rsid="00285e01"/>
    </style:style>
    <style:style style:name="P7" style:family="paragraph" style:parent-style-name="Text_20_body">
      <style:text-properties officeooo:rsid="002ab574" officeooo:paragraph-rsid="002ab574"/>
    </style:style>
    <style:style style:name="P8" style:family="paragraph" style:parent-style-name="Text_20_body">
      <style:text-properties officeooo:rsid="002b1256" officeooo:paragraph-rsid="002b1256"/>
    </style:style>
    <style:style style:name="P9" style:family="paragraph" style:parent-style-name="Text_20_body">
      <style:text-properties officeooo:rsid="001c06c1" officeooo:paragraph-rsid="001c06c1"/>
    </style:style>
    <style:style style:name="P10" style:family="paragraph" style:parent-style-name="Text_20_body">
      <style:text-properties fo:font-size="14pt" officeooo:rsid="002b1256" officeooo:paragraph-rsid="002b1256" style:font-size-asian="14pt" style:font-size-complex="14pt"/>
    </style:style>
    <style:style style:name="P11" style:family="paragraph" style:parent-style-name="Text_20_body">
      <style:text-properties officeooo:rsid="002c70c4" officeooo:paragraph-rsid="002c70c4"/>
    </style:style>
    <style:style style:name="P12" style:family="paragraph" style:parent-style-name="Text_20_body">
      <style:text-properties officeooo:rsid="002e3699" officeooo:paragraph-rsid="002e3699"/>
    </style:style>
    <style:style style:name="P13" style:family="paragraph" style:parent-style-name="Table_20_Contents">
      <style:paragraph-properties fo:text-align="start" style:justify-single-word="false"/>
      <style:text-properties officeooo:rsid="002a7be2" officeooo:paragraph-rsid="002a7be2"/>
    </style:style>
    <style:style style:name="P14" style:family="paragraph" style:parent-style-name="Table_20_Contents">
      <style:paragraph-properties fo:text-align="start" style:justify-single-word="false"/>
    </style:style>
    <style:style style:name="P15" style:family="paragraph" style:parent-style-name="Text_20_body">
      <style:text-properties officeooo:rsid="00320e2c" officeooo:paragraph-rsid="00320e2c"/>
    </style:style>
    <style:style style:name="P16" style:family="paragraph" style:parent-style-name="Text_20_body">
      <style:text-properties officeooo:rsid="0035199d" officeooo:paragraph-rsid="0035199d"/>
    </style:style>
    <style:style style:name="P17" style:family="paragraph">
      <style:paragraph-properties fo:text-align="center"/>
    </style:style>
    <style:style style:name="P18" style:family="paragraph">
      <loext:graphic-properties draw:fill="none" draw:fill-color="#ffffff"/>
    </style:style>
    <style:style style:name="P19" style:family="paragraph">
      <loext:graphic-properties draw:fill="none" draw:fill-color="#ffffff"/>
      <style:text-properties fo:font-size="12pt"/>
    </style:style>
    <style:style style:name="P20" style:family="paragraph">
      <loext:graphic-properties draw:fill="solid" draw:fill-color="#ffff00"/>
      <style:paragraph-properties fo:text-align="center"/>
    </style:style>
    <style:style style:name="P21" style:family="paragraph">
      <loext:graphic-properties draw:fill="solid" draw:fill-color="#00ff00"/>
      <style:paragraph-properties fo:text-align="center"/>
    </style:style>
    <style:style style:name="P22" style:family="paragraph">
      <loext:graphic-properties draw:fill="solid" draw:fill-color="#b2b2b2"/>
      <style:paragraph-properties fo:text-align="center"/>
    </style:style>
    <style:style style:name="P23" style:family="paragraph">
      <loext:graphic-properties draw:fill="solid" draw:fill-color="#ff0000"/>
      <style:paragraph-properties fo:text-align="center"/>
    </style:style>
    <style:style style:name="P24" style:family="paragraph">
      <loext:graphic-properties draw:fill="solid" draw:fill-color="#7f00ff"/>
      <style:paragraph-properties fo:text-align="center"/>
    </style:style>
    <style:style style:name="T1" style:family="text">
      <style:text-properties officeooo:rsid="001c06c1"/>
    </style:style>
    <style:style style:name="T2" style:family="text">
      <style:text-properties officeooo:rsid="001cf3bf"/>
    </style:style>
    <style:style style:name="T3" style:family="text">
      <style:text-properties fo:font-weight="bold" style:font-weight-asian="bold" style:font-weight-complex="bold"/>
    </style:style>
    <style:style style:name="T4" style:family="text">
      <style:text-properties fo:font-weight="bold" officeooo:rsid="001cf3bf" style:font-weight-asian="bold" style:font-weight-complex="bold"/>
    </style:style>
    <style:style style:name="T5" style:family="text">
      <style:text-properties fo:font-weight="bold" officeooo:rsid="0025c9a0" style:font-weight-asian="bold" style:font-weight-complex="bold"/>
    </style:style>
    <style:style style:name="T6" style:family="text">
      <style:text-properties officeooo:rsid="0022d07d"/>
    </style:style>
    <style:style style:name="T7" style:family="text">
      <style:text-properties officeooo:rsid="00236eaa"/>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officeooo:rsid="0025c9a0"/>
    </style:style>
    <style:style style:name="T10" style:family="text">
      <style:text-properties fo:font-weight="normal" officeooo:rsid="00285e01" style:font-weight-asian="normal" style:font-weight-complex="normal"/>
    </style:style>
    <style:style style:name="T11" style:family="text">
      <style:text-properties officeooo:rsid="002b1256"/>
    </style:style>
    <style:style style:name="T12" style:family="text">
      <style:text-properties officeooo:rsid="002c70c4"/>
    </style:style>
    <style:style style:name="T13" style:family="text">
      <style:text-properties officeooo:rsid="002cdcc3"/>
    </style:style>
    <style:style style:name="T14" style:family="text">
      <style:text-properties officeooo:rsid="002f5b4c"/>
    </style:style>
    <style:style style:name="T15" style:family="text">
      <style:text-properties officeooo:rsid="0034b862"/>
    </style:style>
    <style:style style:name="T16" style:family="text">
      <style:text-properties fo:font-size="12pt"/>
    </style:style>
    <style:style style:name="gr1" style:family="graphic">
      <style:graphic-properties draw:textarea-horizontal-align="justify" draw:textarea-vertical-align="middle" draw:auto-grow-height="false" fo:min-height="0.5654in" fo:min-width="1.3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3764in" fo:min-width="1.0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6492in" fo:min-width="1.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4799in" fo:min-width="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ffff00" draw:textarea-horizontal-align="justify" draw:textarea-vertical-align="middle" draw:auto-grow-height="false" fo:min-height="0.1181in" fo:min-width="0.1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00ff00" draw:textarea-horizontal-align="justify" draw:textarea-vertical-align="middle" draw:auto-grow-height="false" fo:min-height="0.1181in" fo:min-width="0.1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b2b2b2" draw:textarea-horizontal-align="justify" draw:textarea-vertical-align="middle" draw:auto-grow-height="false" fo:min-height="0.1181in" fo:min-width="0.1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0000" draw:textarea-horizontal-align="justify" draw:textarea-vertical-align="middle" draw:auto-grow-height="false" fo:min-height="0.1181in" fo:min-width="0.1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7f00ff" draw:textarea-horizontal-align="justify" draw:textarea-vertical-align="middle" draw:auto-grow-height="false" fo:min-height="0.1181in" fo:min-width="0.118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5">Aardvark</text:span>Workflow</text:p>
      <text:p text:style-name="P1"/>
      <text:h text:style-name="Heading_20_1" text:outline-level="1">framework for development emb<text:span text:style-name="T1">edded implementation of distibuted parallel data processing.</text:span></text:h>
      <text:p text:style-name="Text_20_body"/>
      <text:p text:style-name="P9">Workflow we consider as <text:span text:style-name="T8">developer</text:span> framework, <text:span text:style-name="T2">to permit distributed parallel data processing by </text:span><text:span text:style-name="T4">Tasks</text:span><text:span text:style-name="T2"> (activities), executed by </text:span><text:span text:style-name="T4">Actors</text:span><text:span text:style-name="T2">. <text:s/>We are dealing with multitude of discrete pieces of data (</text:span><text:span text:style-name="T4">Items</text:span><text:span text:style-name="T2">); each Item instance is supposed to be processed only by one </text:span><text:span text:style-name="T4">Actor</text:span><text:span text:style-name="T2"> serving one </text:span><text:span text:style-name="T4">Task</text:span><text:span text:style-name="T2"> at the same time. Navigation of Items through </text:span><text:span text:style-name="T4">Tasks</text:span><text:span text:style-name="T2"> is performed according to pre-defined </text:span><text:span text:style-name="T4">Routes</text:span><text:span text:style-name="T2">.</text:span></text:p>
      <text:p text:style-name="P10">From developer point of view, one may have need in easy-to-use, or even incorporate, existing framework into some legacy system, as open source code, <text:span text:style-name="T13">and have ability to create new workflow charts on-the-fly, automatically</text:span>.</text:p>
      <text:h text:style-name="Heading_20_2" text:outline-level="2"><draw:frame text:anchor-type="paragraph" draw:z-index="19" draw:name="Shape12" draw:style-name="gr6" draw:text-style-name="P18" svg:width="0.3858in" svg:height="0.2398in" svg:x="5.7744in" svg:y="2.4925in"><draw:text-box><text:p>Ok</text:p></draw:text-box></draw:frame><draw:frame text:anchor-type="paragraph" draw:z-index="18" draw:name="Shape12" draw:style-name="gr6" draw:text-style-name="P18" svg:width="0.3858in" svg:height="0.2398in" svg:x="5.639in" svg:y="1.6591in"><draw:text-box><text:p>Ok</text:p></draw:text-box></draw:frame><draw:frame text:anchor-type="paragraph" draw:z-index="17" draw:name="Shape12" draw:style-name="gr6" draw:text-style-name="P18" svg:width="0.3858in" svg:height="0.2398in" svg:x="5.8264in" svg:y="0.9402in"><draw:text-box><text:p>Ok</text:p></draw:text-box></draw:frame><draw:frame text:anchor-type="paragraph" draw:z-index="16" draw:name="Shape12" draw:style-name="gr6" draw:text-style-name="P18" svg:width="0.3858in" svg:height="0.2398in" svg:x="3.8783in" svg:y="2.2839in"><draw:text-box><text:p>Ok</text:p></draw:text-box></draw:frame><draw:frame text:anchor-type="paragraph" draw:z-index="15" draw:name="Shape12" draw:style-name="gr7" draw:text-style-name="P19" svg:width="0.3858in" svg:height="0.1925in" svg:x="3.6181in" svg:y="1.4925in"><draw:text-box><text:p><text:span text:style-name="T16">Ok</text:span></text:p></draw:text-box></draw:frame><draw:frame text:anchor-type="paragraph" draw:z-index="14" draw:name="Shape12" draw:style-name="gr6" draw:text-style-name="P18" svg:width="0.3858in" svg:height="0.2398in" svg:x="3.5138in" svg:y="0.9193in"><draw:text-box><text:p>Ok</text:p></draw:text-box></draw:frame><draw:frame text:anchor-type="paragraph" draw:z-index="13" draw:name="Shape12" draw:style-name="gr6" draw:text-style-name="P18" svg:width="0.3858in" svg:height="0.2398in" svg:x="1.2846in" svg:y="1.2217in"><draw:text-box><text:p>Ok</text:p></draw:text-box></draw:frame><draw:line text:anchor-type="paragraph" draw:z-index="12" draw:name="Shape11" draw:style-name="gr5" draw:text-style-name="P17" svg:x1="5.472in" svg:y1="2.8571in" svg:x2="6.0764in" svg:y2="2.1071in"><text:p/></draw:line><draw:line text:anchor-type="paragraph" draw:z-index="11" draw:name="Shape10" draw:style-name="gr5" draw:text-style-name="P17" svg:x1="5.4516in" svg:y1="1.8256in" svg:x2="6.0244in" svg:y2="1.961in"><text:p/></draw:line><draw:line text:anchor-type="paragraph" draw:z-index="10" draw:name="Shape9" draw:style-name="gr5" draw:text-style-name="P17" svg:x1="5.389in" svg:y1="0.7217in" svg:x2="6.1287in" svg:y2="1.6071in"><text:p/></draw:line><draw:line text:anchor-type="paragraph" draw:z-index="9" draw:name="Shape8" draw:style-name="gr5" draw:text-style-name="P17" svg:x1="3.3681in" svg:y1="1.5756in" svg:x2="4.1598in" svg:y2="3.0547in"><text:p/></draw:line><draw:line text:anchor-type="paragraph" draw:z-index="8" draw:name="Shape7" draw:style-name="gr5" draw:text-style-name="P17" svg:x1="3.4409in" svg:y1="1.5756in" svg:x2="4.139in" svg:y2="1.8673in"><text:p/></draw:line><draw:line text:anchor-type="paragraph" draw:z-index="7" draw:name="Shape6" draw:style-name="gr5" draw:text-style-name="P17" svg:x1="3.3681in" svg:y1="1.4925in" svg:x2="4.0764in" svg:y2="0.7425in"><text:p/></draw:line><draw:line text:anchor-type="paragraph" draw:z-index="6" draw:name="Shape5" draw:style-name="gr5" draw:text-style-name="P17" svg:x1="1.0764in" svg:y1="1.461in" svg:x2="1.9827in" svg:y2="1.4508in"><text:p/></draw:line><draw:custom-shape text:anchor-type="paragraph" draw:z-index="5" draw:name="Shape4" draw:style-name="gr4" svg:width="1.0106in" svg:height="0.5315in" svg:x="6.0764in" svg:y="1.6591in"><text:p text:style-name="P17">Print Report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Shape3" draw:style-name="gr3" svg:width="1.313in" svg:height="0.7189in" svg:x="4.1598in" svg:y="2.5236in"><text:p>Generate Report Z</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3" draw:style-name="gr3" svg:width="1.313in" svg:height="0.7189in" svg:x="4.139in" svg:y="1.3882in"><text:p>Generate Report 2</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3" draw:style-name="gr3" svg:width="1.313in" svg:height="0.7189in" svg:x="4.0764in" svg:y="0.2736in"><text:p>Generate Report 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Shape2" draw:style-name="gr2" svg:width="1.1358in" svg:height="0.4169in" svg:x="-0.0591in" svg:y="1.2319in"><text:p text:style-name="P17">Intak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0" draw:name="Shape1" draw:style-name="gr1" draw:text-style-name="P17" svg:width="1.3858in" svg:height="0.6252in" svg:x="1.9827in" svg:y="1.1071in"><text:p text:style-name="P17">Calculate </text:p><text:p text:style-name="P17">Payroll Data</text: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xample</text:h>
      <text:p text:style-name="P3"/>
      <text:p text:style-name="P3"/>
      <text:p text:style-name="P3"/>
      <text:p text:style-name="P3"/>
      <text:p text:style-name="P3"/>
      <text:p text:style-name="P3"/>
      <text:p text:style-name="P3"/>
      <text:p text:style-name="P3"/>
      <text:p text:style-name="P2"/>
      <text:p text:style-name="P3"/>
      <text:p text:style-name="P3"/>
      <text:p text:style-name="P3"/>
      <text:p text:style-name="P3"/>
      <text:p text:style-name="P3"><text:span text:style-name="T11">Let us take for e</text:span>xample processing of payroll data for company. Total payroll processing includes not only new payroll data calculations, including all their earning and deductions, but also generation of amazing number of reports for payroll checks, tax authorities and internal accounting; and in addition those reports better to be printed on paper <text:span text:style-name="T6">(like payroll checks) </text:span>or <text:s/><text:span text:style-name="T6">published on Web.</text:span></text:p>
      <text:p text:style-name="P4">If we decide to express such complex processing in terms of Workflows, we would say that one Item can represent, for example, all multitude of payroll data for all persons involved; that we have distinct tasks for all data processing, so we can break processing code and execution into separate parts; and that it would be nice to be able <text:span text:style-name="T7">to see in real time how that payroll got executed, what reports got finished, how many still left, how many pages it would take for printer, etc.</text:span></text:p>
      <text:p text:style-name="P5"><text:soft-page-break/>Generally, it looks like <text:span text:style-name="T9">we take complex process and break it up, at pieces; parallelism come from multiple </text:span><text:span text:style-name="T5">Actors</text:span><text:span text:style-name="T9"> serving the same </text:span><text:span text:style-name="T5">Task</text:span><text:span text:style-name="T9">, but not on the same </text:span><text:span text:style-name="T5">Item </text:span><text:span text:style-name="T10">instance</text:span><text:span text:style-name="T9">. Gain for developer come in simplicity of development and testing for single </text:span><text:span text:style-name="T5">Actor</text:span><text:span text:style-name="T9">; </text:span><text:span text:style-name="T5">Actor</text:span><text:span text:style-name="T9"> can be either separate process which know how to get </text:span><text:span text:style-name="T5">Item</text:span><text:span text:style-name="T9"> instance into work ( workflow framework would block access of oter Actors to the same item), put item back for downstream processing, and alter some properties of <text:s/>the </text:span><text:span text:style-name="T5">Item</text:span><text:span text:style-name="T9"> for tracing and logging.</text:span></text:p>
      <text:p text:style-name="P6">Second gain for developer come from possibility of easy and detailed displaying of the whole state of the system, for all items, since it already exist in workflow, as display of working state on assembly line, to identify working load, bottlenecks and problems.</text:p>
      <text:p text:style-name="P7">Statuses of the items in workflow can be defined, <text:span text:style-name="T13">for example,</text:span> as</text:p>
      <table:table table:name="Table1" table:style-name="Table1">
        <table:table-column table:style-name="Table1.A"/>
        <table:table-column table:style-name="Table1.B"/>
        <table:table-column table:style-name="Table1.C"/>
        <table:table-row>
          <table:table-cell table:style-name="Table1.A1" office:value-type="string">
            <text:p text:style-name="P14"><draw:custom-shape text:anchor-type="paragraph" draw:z-index="20" draw:name="Shape13" draw:style-name="gr8" draw:text-style-name="P20" svg:width="0.1669in" svg:height="0.1669in" svg:x="0.0598in" svg:y="0i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A1" office:value-type="string">
            <text:p text:style-name="P13">Ready</text:p>
          </table:table-cell>
          <table:table-cell table:style-name="Table1.C1" office:value-type="string">
            <text:p text:style-name="P13"/>
          </table:table-cell>
        </table:table-row>
        <table:table-row>
          <table:table-cell table:style-name="Table1.A2" office:value-type="string">
            <text:p text:style-name="P14"><draw:custom-shape text:anchor-type="paragraph" draw:z-index="21" draw:name="Shape13" draw:style-name="gr9" draw:text-style-name="P21" svg:width="0.1669in" svg:height="0.1669in" svg:x="0.0598in" svg:y="0i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A2" office:value-type="string">
            <text:p text:style-name="P13">InProgress</text:p>
          </table:table-cell>
          <table:table-cell table:style-name="Table1.C2" office:value-type="string">
            <text:p text:style-name="P13"/>
          </table:table-cell>
        </table:table-row>
        <table:table-row>
          <table:table-cell table:style-name="Table1.A2" office:value-type="string">
            <text:p text:style-name="P14"><draw:custom-shape text:anchor-type="paragraph" draw:z-index="22" draw:name="Shape13" draw:style-name="gr10" draw:text-style-name="P22" svg:width="0.1669in" svg:height="0.1669in" svg:x="0.0598in" svg:y="0i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A2" office:value-type="string">
            <text:p text:style-name="P13">Completed</text:p>
          </table:table-cell>
          <table:table-cell table:style-name="Table1.C2" office:value-type="string">
            <text:p text:style-name="P13"/>
          </table:table-cell>
        </table:table-row>
        <table:table-row>
          <table:table-cell table:style-name="Table1.A2" office:value-type="string">
            <text:p text:style-name="P14"><draw:custom-shape text:anchor-type="paragraph" draw:z-index="23" draw:name="Shape13" draw:style-name="gr11" draw:text-style-name="P23" svg:width="0.1669in" svg:height="0.1669in" svg:x="0.0598in" svg:y="0i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A2" office:value-type="string">
            <text:p text:style-name="P13">Rejected</text:p>
          </table:table-cell>
          <table:table-cell table:style-name="Table1.C2" office:value-type="string">
            <text:p text:style-name="P13"/>
          </table:table-cell>
        </table:table-row>
        <table:table-row>
          <table:table-cell table:style-name="Table1.A2" office:value-type="string">
            <text:p text:style-name="P14"><draw:custom-shape text:anchor-type="paragraph" draw:z-index="24" draw:name="Shape13" draw:style-name="gr12" draw:text-style-name="P24" svg:width="0.1669in" svg:height="0.1669in" svg:x="0.0598in" svg:y="0i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A2" office:value-type="string">
            <text:p text:style-name="P13">OnHold</text:p>
          </table:table-cell>
          <table:table-cell table:style-name="Table1.C2" office:value-type="string">
            <text:p text:style-name="P13"/>
          </table:table-cell>
        </table:table-row>
      </table:table>
      <text:p text:style-name="P8">One can produce all kinds of colored graphs, displaying load, problems, bottlenecks, speed of processing and such.</text:p>
      <text:h text:style-name="Heading_20_2" text:outline-level="2">Levels of embedding</text:h>
      <text:p text:style-name="P8"><text:span text:style-name="T12">I am imaging </text:span><text:s/>several levels of embedding, differing by <text:span text:style-name="T12">parts involwed</text:span>:</text:p>
      <text:p text:style-name="P8">1. <text:span text:style-name="T3">Database level</text:span>. <text:span text:style-name="T12">Easiest to develop from application point of view; Actors can be separate application, interacting directly <text:s/>with workflow database via Stored Procedure calls; minimum overhang for production part – no extra servers between database and Actor; displaying and management is performed outside production application altogether. Actors can be started and stopped manually, as application, or be managed by legacy system.</text:span></text:p>
      <text:p text:style-name="P11">2. <text:span text:style-name="T3">API level</text:span>. <text:span text:style-name="T13">Actors interact with workflow via API calls. Dedicated server (or web application) isolated Actors from workflow database. One can add encription, authorization and identification as necessary.</text:span></text:p>
      <text:p text:style-name="P12">3.<text:span text:style-name="T3">Cloud level</text:span>. Some of the actors located in the cloud. Added necessity of import,export and coordinating actors locally and in cloud, that leads to extension of API <text:span text:style-name="T14">and web-exposed user interface</text:span>.</text:p>
      <text:h text:style-name="Heading_20_2" text:outline-level="2">Distinctions </text:h>
      <text:p text:style-name="P15">Supposedly, <text:span text:style-name="T15">Aardvark</text:span>Workflow is able to create workflows on the fly, programmatically, including workflow serving multiple parallel tasks.</text:p>
      <text:p text:style-name="P16">Scheduling, and routing are problems of Actors applications, which supposedly are able to connect to the same database.</text:p>
      <text:h text:style-name="Heading_20_2" text:outline-level="2">Deployment</text:h>
      <text:p text:style-name="P16">At minimal level, deployment is deployment of SQL script only, which create tables and structures.</text:p>
      <text:p text:style-name="P16"/>
      <text:p text:style-name="P1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4M14S</meta:editing-duration>
    <meta:editing-cycles>16</meta:editing-cycles>
    <meta:generator>LibreOffice/5.3.4.2$Windows_X86_64 LibreOffice_project/f82d347ccc0be322489bf7da61d7e4ad13fe2ff3</meta:generator>
    <dc:date>2017-08-20T17:58:22.283000000</dc:date>
    <meta:document-statistic meta:table-count="1" meta:image-count="0" meta:object-count="0" meta:page-count="3" meta:paragraph-count="26" meta:word-count="605" meta:character-count="3899" meta:non-whitespace-character-count="3313"/>
    <meta:user-defined meta:name="Info 1"/>
    <meta:user-defined meta:name="Info 2"/>
    <meta:user-defined meta:name="Info 3"/>
    <meta:user-defined meta:name="Info 4"/>
  </office:meta>
</office:document-meta>
</file>